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RW Chancery L" svg:font-family="'URW Chancery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5.829cm" style:rel-width="90%" table:align="center" fo:keep-with-next="always"/>
    </style:style>
    <style:style style:name="Tabla1.A" style:family="table-column">
      <style:table-column-properties style:column-width="2.962cm" style:rel-column-width="1679*"/>
    </style:style>
    <style:style style:name="Tabla1.B" style:family="table-column">
      <style:table-column-properties style:column-width="6.927cm" style:rel-column-width="3927*"/>
    </style:style>
    <style:style style:name="Tabla1.C" style:family="table-column">
      <style:table-column-properties style:column-width="5.941cm" style:rel-column-width="3368*"/>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URW Chancery L" fo:font-size="14pt" fo:font-weight="bold" officeooo:rsid="000b488a" officeooo:paragraph-rsid="000b488a" style:font-size-asian="12.25pt" style:font-weight-asian="bold" style:font-size-complex="14pt" style:font-weight-complex="bold"/>
    </style:style>
    <style:style style:name="P2" style:family="paragraph" style:parent-style-name="Table_20_Heading">
      <style:paragraph-properties fo:text-align="center" style:justify-single-word="false"/>
      <style:text-properties fo:font-size="14pt" officeooo:rsid="000c72a5" officeooo:paragraph-rsid="000c72a5" style:font-size-asian="10.5pt"/>
    </style:style>
    <style:style style:name="P3" style:family="paragraph" style:parent-style-name="Table_20_Heading">
      <style:paragraph-properties fo:text-align="center" style:justify-single-word="false"/>
      <style:text-properties fo:font-size="14pt" officeooo:rsid="001142b0" officeooo:paragraph-rsid="001142b0" style:font-size-asian="10.5pt"/>
    </style:style>
    <style:style style:name="P4" style:family="paragraph" style:parent-style-name="Standard">
      <style:paragraph-properties fo:text-align="center" style:justify-single-word="false"/>
      <style:text-properties fo:font-size="42pt" officeooo:rsid="001f04f6" officeooo:paragraph-rsid="000b488a" style:font-size-asian="42pt" style:font-size-complex="42pt"/>
    </style:style>
    <style:style style:name="P5" style:family="paragraph" style:parent-style-name="Standard">
      <style:paragraph-properties fo:text-align="center" style:justify-single-word="false"/>
      <style:text-properties fo:font-size="42pt" officeooo:rsid="0020d838" officeooo:paragraph-rsid="000b488a" style:font-size-asian="42pt" style:font-size-complex="42pt"/>
    </style:style>
    <style:style style:name="P6" style:family="paragraph" style:parent-style-name="Standard">
      <style:paragraph-properties fo:text-align="center" style:justify-single-word="false"/>
      <style:text-properties fo:font-size="54pt" officeooo:rsid="001f04f6" officeooo:paragraph-rsid="000b488a" style:font-size-asian="47.25pt" style:font-size-complex="54pt"/>
    </style:style>
    <style:style style:name="P7" style:family="paragraph" style:parent-style-name="Standard">
      <style:paragraph-properties fo:text-align="center" style:justify-single-word="false"/>
      <style:text-properties fo:font-size="36pt" officeooo:rsid="0020d838" officeooo:paragraph-rsid="000b488a" style:font-size-asian="31.5pt" style:font-size-complex="36pt"/>
    </style:style>
    <style:style style:name="P8" style:family="paragraph" style:parent-style-name="Standard">
      <style:paragraph-properties fo:text-align="center" style:justify-single-word="false"/>
      <style:text-properties fo:font-size="36pt" officeooo:rsid="001f67d8" officeooo:paragraph-rsid="000b488a" style:font-size-asian="31.5pt" style:font-size-complex="36pt"/>
    </style:style>
    <style:style style:name="P9" style:family="paragraph" style:parent-style-name="Standard">
      <style:paragraph-properties fo:text-align="center" style:justify-single-word="false"/>
      <style:text-properties fo:font-size="26pt" officeooo:rsid="0020d838" officeooo:paragraph-rsid="000b488a" style:font-size-asian="26pt" style:font-size-complex="26pt"/>
    </style:style>
    <style:style style:name="P10" style:family="paragraph" style:parent-style-name="Table_20_Contents">
      <style:paragraph-properties fo:text-align="center" style:justify-single-word="false"/>
      <style:text-properties fo:font-size="14pt" officeooo:rsid="000c72a5" officeooo:paragraph-rsid="000c72a5" style:font-size-asian="10.5pt"/>
    </style:style>
    <style:style style:name="P11" style:family="paragraph" style:parent-style-name="Text_20_body">
      <style:text-properties officeooo:rsid="000b8dc0" officeooo:paragraph-rsid="000b8dc0"/>
    </style:style>
    <style:style style:name="P12" style:family="paragraph" style:parent-style-name="Text_20_body">
      <style:text-properties officeooo:rsid="000c72a5" officeooo:paragraph-rsid="000c72a5"/>
    </style:style>
    <style:style style:name="P13" style:family="paragraph" style:parent-style-name="Text_20_body">
      <style:text-properties officeooo:rsid="000e8dbc" officeooo:paragraph-rsid="000e8dbc"/>
    </style:style>
    <style:style style:name="P14" style:family="paragraph" style:parent-style-name="Text_20_body">
      <style:text-properties officeooo:rsid="0012eb97" officeooo:paragraph-rsid="0012eb97"/>
    </style:style>
    <style:style style:name="P15" style:family="paragraph" style:parent-style-name="Text_20_body">
      <style:text-properties officeooo:rsid="0013e4b3" officeooo:paragraph-rsid="0013e4b3"/>
    </style:style>
    <style:style style:name="P16" style:family="paragraph" style:parent-style-name="Text_20_body">
      <style:text-properties officeooo:rsid="0014f3a3" officeooo:paragraph-rsid="0014f3a3"/>
    </style:style>
    <style:style style:name="P17" style:family="paragraph" style:parent-style-name="Text_20_body">
      <style:text-properties officeooo:rsid="0016c8c6" officeooo:paragraph-rsid="0016c8c6"/>
    </style:style>
    <style:style style:name="P18" style:family="paragraph" style:parent-style-name="Table">
      <style:paragraph-properties fo:text-align="center" style:justify-single-word="false"/>
    </style:style>
    <style:style style:name="P19" style:family="paragraph" style:parent-style-name="Standard" style:master-page-name="First_20_Page">
      <style:paragraph-properties fo:text-align="center" style:justify-single-word="false" style:page-number="auto"/>
      <style:text-properties fo:font-size="80pt" officeooo:rsid="0020d838" officeooo:paragraph-rsid="000b488a" style:font-size-asian="80pt" style:font-size-complex="80pt"/>
    </style:style>
    <style:style style:name="P20" style:family="paragraph" style:parent-style-name="Table_20_index_20_heading" style:master-page-name="Index">
      <style:paragraph-properties style:page-number="auto"/>
    </style:style>
    <style:style style:name="P21" style:family="paragraph" style:parent-style-name="Heading_20_1">
      <style:text-properties officeooo:rsid="000b8dc0" officeooo:paragraph-rsid="000b8dc0"/>
    </style:style>
    <style:style style:name="P22" style:family="paragraph" style:parent-style-name="Heading_20_1">
      <style:text-properties officeooo:rsid="0012eb97" officeooo:paragraph-rsid="0012eb97"/>
    </style:style>
    <style:style style:name="P23" style:family="paragraph" style:parent-style-name="Heading_20_1">
      <style:text-properties officeooo:rsid="001534e2" officeooo:paragraph-rsid="001534e2"/>
    </style:style>
    <style:style style:name="P24" style:family="paragraph" style:parent-style-name="Heading_20_1">
      <style:text-properties officeooo:rsid="0018ef99" officeooo:paragraph-rsid="0018ef99"/>
    </style:style>
    <style:style style:name="P25" style:family="paragraph" style:parent-style-name="Heading_20_1" style:master-page-name="Standard">
      <style:paragraph-properties style:page-number="1"/>
      <style:text-properties officeooo:rsid="000b8dc0" officeooo:paragraph-rsid="000b8dc0"/>
    </style:style>
    <style:style style:name="P26" style:family="paragraph" style:parent-style-name="Text_20_body" style:list-style-name="L1">
      <style:text-properties officeooo:rsid="000b8dc0" officeooo:paragraph-rsid="000b8dc0"/>
    </style:style>
    <style:style style:name="P27" style:family="paragraph" style:parent-style-name="Text_20_body" style:list-style-name="L2">
      <style:text-properties officeooo:rsid="0012eb97" officeooo:paragraph-rsid="0012eb97"/>
    </style:style>
    <style:style style:name="P28" style:family="paragraph" style:parent-style-name="Text_20_body" style:list-style-name="L3">
      <style:text-properties officeooo:rsid="0012eb97" officeooo:paragraph-rsid="0012eb97"/>
    </style:style>
    <style:style style:name="P29" style:family="paragraph" style:parent-style-name="Text_20_body" style:list-style-name="L4">
      <style:text-properties officeooo:rsid="0013e4b3" officeooo:paragraph-rsid="0013e4b3"/>
    </style:style>
    <style:style style:name="P30" style:family="paragraph" style:parent-style-name="Text_20_body">
      <style:text-properties officeooo:rsid="0016c8c6" officeooo:paragraph-rsid="0016c8c6"/>
    </style:style>
    <style:style style:name="P31" style:family="paragraph" style:parent-style-name="Text_20_body">
      <style:text-properties officeooo:rsid="0018ef99" officeooo:paragraph-rsid="0018ef99"/>
    </style:style>
    <style:style style:name="P32" style:family="paragraph" style:parent-style-name="Text_20_body">
      <style:text-properties officeooo:rsid="001a5de9" officeooo:paragraph-rsid="001a5de9"/>
    </style:style>
    <style:style style:name="P33" style:family="paragraph" style:parent-style-name="Text_20_body">
      <style:text-properties officeooo:rsid="000b488a" officeooo:paragraph-rsid="000b488a"/>
    </style:style>
    <style:style style:name="P34" style:family="paragraph" style:parent-style-name="Heading_20_2">
      <style:text-properties officeooo:rsid="000b8dc0" officeooo:paragraph-rsid="000b8dc0"/>
    </style:style>
    <style:style style:name="P35" style:family="paragraph" style:parent-style-name="Heading_20_2">
      <style:text-properties officeooo:rsid="0012eb97" officeooo:paragraph-rsid="0012eb97"/>
    </style:style>
    <style:style style:name="P36" style:family="paragraph" style:parent-style-name="Heading_20_2">
      <style:text-properties officeooo:rsid="0013e4b3" officeooo:paragraph-rsid="0013e4b3"/>
    </style:style>
    <style:style style:name="P37" style:family="paragraph" style:parent-style-name="Heading_20_2">
      <style:text-properties officeooo:rsid="0014f3a3" officeooo:paragraph-rsid="0014f3a3"/>
    </style:style>
    <style:style style:name="P38" style:family="paragraph" style:parent-style-name="Contents_20_Heading" style:master-page-name="Index">
      <style:paragraph-properties style:page-number="1"/>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Contents_20_2">
      <style:paragraph-properties>
        <style:tab-stops>
          <style:tab-stop style:position="17.09cm" style:type="right" style:leader-style="dotted" style:leader-text="."/>
        </style:tab-stops>
      </style:paragraph-properties>
    </style:style>
    <style:style style:name="P41" style:family="paragraph" style:parent-style-name="Table_20_index_20_1">
      <style:paragraph-properties>
        <style:tab-stops>
          <style:tab-stop style:position="17.59cm" style:type="right" style:leader-style="dotted" style:leader-text="."/>
        </style:tab-stops>
      </style:paragraph-properties>
    </style:style>
    <style:style style:name="T1" style:family="text">
      <style:text-properties officeooo:rsid="00006d82"/>
    </style:style>
    <style:style style:name="T2" style:family="text">
      <style:text-properties officeooo:rsid="001f04f6"/>
    </style:style>
    <style:style style:name="T3" style:family="text">
      <style:text-properties officeooo:rsid="000f941e"/>
    </style:style>
    <style:style style:name="T4" style:family="text">
      <style:text-properties officeooo:rsid="00114ade"/>
    </style:style>
    <style:style style:name="T5" style:family="text">
      <style:text-properties officeooo:rsid="0018ef99"/>
    </style:style>
    <style:style style:name="T6" style:family="text">
      <style:text-properties officeooo:rsid="001be87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áctica <text:span text:style-name="T1">3</text:span></text:p>
      <text:p text:style-name="P6">Metaheurística</text:p>
      <text:p text:style-name="P7"/>
      <text:p text:style-name="P7"><text:date style:data-style-name="N76" text:date-value="2014-05-04T22:51:57.059962288">4 de mayo de 2014</text:date></text:p>
      <text:p text:style-name="P7"/>
      <text:p text:style-name="P9">Pedro José Piquero Plaza <text:s/><text:span text:style-name="T2">(gowikel@gmail.com)</text:span></text:p>
      <text:p text:style-name="P8"/>
      <text:p text:style-name="P5">Universidad de Córdoba</text:p>
      <text:p text:style-name="P4">Escuela Politécnica Superior</text:p>
      <text:p text:style-name="P4">3º Ingeniería Informátic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8">Índice de contenido</text:p>
          </text:index-title>
          <text:p text:style-name="P39"><text:a xlink:type="simple" xlink:href="#__RefHeading__6049_1889609690" text:style-name="Index_20_Link" text:visited-style-name="Index_20_Link"><text:s/>1.Introducción<text:tab/>1</text:a></text:p>
          <text:p text:style-name="P39"><text:a xlink:type="simple" xlink:href="#__RefHeading__6051_1889609690" text:style-name="Index_20_Link" text:visited-style-name="Index_20_Link"><text:s/>2.Descripción del problema Capacited PHUB<text:tab/>1</text:a></text:p>
          <text:p text:style-name="P40"><text:a xlink:type="simple" xlink:href="#__RefHeading__6053_1889609690" text:style-name="Index_20_Link" text:visited-style-name="Index_20_Link"><text:s/>1.Enlace con la práctica 1<text:tab/>1</text:a></text:p>
          <text:p text:style-name="P39"><text:a xlink:type="simple" xlink:href="#__RefHeading__6055_1889609690" text:style-name="Index_20_Link" text:visited-style-name="Index_20_Link"><text:s/>3.Particularidades de la práctica<text:tab/>1</text:a></text:p>
          <text:p text:style-name="P40"><text:a xlink:type="simple" xlink:href="#__RefHeading__6057_1889609690" text:style-name="Index_20_Link" text:visited-style-name="Index_20_Link"><text:s/>1.Control de versiones y repositorio online<text:tab/>1</text:a></text:p>
          <text:p text:style-name="P40"><text:a xlink:type="simple" xlink:href="#__RefHeading__6059_1889609690" text:style-name="Index_20_Link" text:visited-style-name="Index_20_Link"><text:s/>2.Lenguaje de programación<text:tab/>2</text:a></text:p>
          <text:p text:style-name="P40"><text:a xlink:type="simple" xlink:href="#__RefHeading__6061_1889609690" text:style-name="Index_20_Link" text:visited-style-name="Index_20_Link"><text:s/>3.Modificaciones al algoritmo general visto en clase<text:tab/>2</text:a></text:p>
          <text:p text:style-name="P40"><text:a xlink:type="simple" xlink:href="#__RefHeading__6099_1889609690" text:style-name="Index_20_Link" text:visited-style-name="Index_20_Link"><text:s/>4.Ruby sustituyendo a Bash<text:tab/>2</text:a></text:p>
          <text:p text:style-name="P39"><text:a xlink:type="simple" xlink:href="#__RefHeading__331_1441329950" text:style-name="Index_20_Link" text:visited-style-name="Index_20_Link"><text:s/>4.Particularidades de los algoritmos utilizados<text:tab/>3</text:a></text:p>
          <text:p text:style-name="P40"><text:a xlink:type="simple" xlink:href="#__RefHeading__333_1441329950" text:style-name="Index_20_Link" text:visited-style-name="Index_20_Link"><text:s/>1.La representación de la solución<text:tab/>3</text:a></text:p>
          <text:p text:style-name="P40"><text:a xlink:type="simple" xlink:href="#__RefHeading__335_1441329950" text:style-name="Index_20_Link" text:visited-style-name="Index_20_Link"><text:s/>2.Uso intensivo de funciones modulares<text:tab/>3</text:a></text:p>
          <text:p text:style-name="P40"><text:a xlink:type="simple" xlink:href="#__RefHeading__337_1441329950" text:style-name="Index_20_Link" text:visited-style-name="Index_20_Link"><text:s/>3.El cruce<text:tab/>4</text:a></text:p>
          <text:p text:style-name="P40"><text:a xlink:type="simple" xlink:href="#__RefHeading__339_1441329950" text:style-name="Index_20_Link" text:visited-style-name="Index_20_Link"><text:s/>4.La mutación<text:tab/>5</text:a></text:p>
          <text:p text:style-name="P40"><text:a xlink:type="simple" xlink:href="#__RefHeading__341_1441329950" text:style-name="Index_20_Link" text:visited-style-name="Index_20_Link"><text:s/>5.La selección por torneo<text:tab/>5</text:a></text:p>
          <text:p text:style-name="P40"><text:a xlink:type="simple" xlink:href="#__RefHeading__343_1441329950" text:style-name="Index_20_Link" text:visited-style-name="Index_20_Link"><text:s/>6.El proceso de reemplazo en el algoritmo genético generacional<text:tab/>6</text:a></text:p>
          <text:p text:style-name="P39"><text:a xlink:type="simple" xlink:href="#__RefHeading__345_1441329950" text:style-name="Index_20_Link" text:visited-style-name="Index_20_Link"><text:s/>5.Resultados obtenidos<text:tab/>6</text:a></text:p>
          <text:p text:style-name="P39"><text:a xlink:type="simple" xlink:href="#__RefHeading__347_1441329950" text:style-name="Index_20_Link" text:visited-style-name="Index_20_Link"><text:s/>6.Conclusiones<text:tab/>6</text:a></text:p>
        </text:index-body>
      </text:table-of-content>
      <text:p text:style-name="P33"/>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20">Índice de tablas</text:p>
          </text:index-title>
          <text:p text:style-name="P41">Tabla 1: Número de iteraciones dados en la presente práctica<text:tab/>2</text:p>
        </text:index-body>
      </text:table-index>
      <text:p text:style-name="P33"/>
      <text:h text:style-name="P25" text:outline-level="1"><text:bookmark-start text:name="__RefHeading__6049_1889609690"/>Introducción<text:bookmark-end text:name="__RefHeading__6049_1889609690"/></text:h>
      <text:p text:style-name="P11">La práctica 3 de metaheurísticas pretende ayudar al alumno a asimilar los conceptos aprendidos relativos a la búsqueda de soluciones basadas en poblaciones concretamente a los conceptos de los algoritmos evolutivos, vistos previamente en clase.</text:p>
      <text:h text:style-name="P21" text:outline-level="1"><text:bookmark-start text:name="__RefHeading__6051_1889609690"/>Descripción del problema Capacited PHUB<text:bookmark-end text:name="__RefHeading__6051_1889609690"/></text:h>
      <text:p text:style-name="P11">El problema del P-hub es un problema de ubicación de las instalaciones que pueden ser visto como un tipo de problema de diseño de red. Cada nodo, dentro de un determinado conjunto de nodos, envía y recibe algo un tipo de tráfico hacia y desde los otros nodos.</text:p>
      <text:p text:style-name="P11">Los nodos concentradores deben ser elegidos entre estos nodos para actuar como puntos de conmutación para el tráfico. Los enlaces de red se colocan entre pares de concentradores de manera que los centros están completamente interconectados. Cada uno de los nodos restantes, a su vez, está conectado a uno de los concentradores.</text:p>
      <text:h text:style-name="P34" text:outline-level="2"><text:bookmark-start text:name="__RefHeading__6053_1889609690"/>Enlace con la práctica 1<text:bookmark-end text:name="__RefHeading__6053_1889609690"/></text:h>
      <text:p text:style-name="P11">En la práctica 1 se asentaron las bases para poder realizar este ejercicio. Se construyo una clase que era capaz de leer instancias de una base de datos concreta de PHUB y que generaba soluciones aleatorias para cada una de las instancias.</text:p>
      <text:p text:style-name="P11">En esta práctica se tratara de reutilizar la mayor parte del código de dicha práctica y se implementara el algoritmo evolutivo estacionario y el algoritmo evolutivo generacional para observar la mejora que ofrecen dichos algoritmos con respecto a los algoritmos probabilistas usados en dicha práctica.</text:p>
      <text:h text:style-name="P21" text:outline-level="1"><text:bookmark-start text:name="__RefHeading__6055_1889609690"/>Particularidades de la práctica<text:bookmark-end text:name="__RefHeading__6055_1889609690"/></text:h>
      <text:h text:style-name="P34" text:outline-level="2"><text:bookmark-start text:name="__RefHeading__6057_1889609690"/>Control de versiones y repositorio online<text:bookmark-end text:name="__RefHeading__6057_1889609690"/></text:h>
      <text:p text:style-name="P11">Como siempre, la práctica ha sido controlada mediante el controlador de versiones Git y subida al repositorio <text:a xlink:type="simple" xlink:href="https://github.com/PracticasUCO/Practica1-Metaheuristica.git">https://github.com/PracticasUCO/Practica1-Metaheuristica.git</text:a></text:p>
      <text:p text:style-name="P11">Se ha puesto hincapié en el uso de bugs que ofrecía la plataforma, de manera que el profesor y cualquier otra persona puede estar enterado en cualquier momento de los progresos realizados.</text:p>
      <text:h text:style-name="P34" text:outline-level="2"><text:bookmark-start text:name="__RefHeading__6059_1889609690"/><text:soft-page-break/>Lenguaje de programación<text:bookmark-end text:name="__RefHeading__6059_1889609690"/></text:h>
      <text:p text:style-name="P11">Como de costumbre el lenguaje de programación utilizado ha sido Ruby, al igual que como paso en las prácticas anteriores.</text:p>
      <text:h text:style-name="P34" text:outline-level="2"><text:bookmark-start text:name="__RefHeading__6061_1889609690"/>Modificaciones al algoritmo general visto en clase<text:bookmark-end text:name="__RefHeading__6061_1889609690"/></text:h>
      <text:p text:style-name="P11">Se han realizado muchas modificaciones al algoritmo general visto en clase, que se verán expuestas a lo largo del presente documento. Los cambios fueron realizados por los siguientes motivos:</text:p>
      <text:list xml:id="list8154394844195875203" text:style-name="L1">
        <text:list-item>
          <text:p text:style-name="P26">Debido a la obligación impuesta por cambios realizados en el diseño original</text:p>
        </text:list-item>
        <text:list-item>
          <text:p text:style-name="P26">Debido a la obligación impuesta por el costo computación del diseño actual del algoritmo.</text:p>
        </text:list-item>
      </text:list>
      <text:p text:style-name="P11">Como podrá observar el profesor el algoritmo que he diseñado es computacionalmente muy costoso y por tanto el número de iteraciones ha tenido que ser bajado considerablemente con el fin de poder ofrecer los resultados en este documento.</text:p>
      <text:p text:style-name="P11">Los cambios en el número de iteraciones se muestran en la tabla 1.</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2">Tipo algoritmo</text:p>
            </table:table-cell>
            <table:table-cell table:style-name="Tabla1.A1" office:value-type="string">
              <text:p text:style-name="P3">Iteraciones realizadas</text:p>
            </table:table-cell>
            <table:table-cell table:style-name="Tabla1.C1" office:value-type="string">
              <text:p text:style-name="P2">Iteraciones esperadas</text:p>
            </table:table-cell>
          </table:table-row>
        </table:table-header-rows>
        <table:table-row>
          <table:table-cell table:style-name="Tabla1.A2" office:value-type="string">
            <text:p text:style-name="P10">Estacionario</text:p>
          </table:table-cell>
          <table:table-cell table:style-name="Tabla1.A2" office:value-type="string">
            <text:p text:style-name="P10">62.500 o 125.000</text:p>
          </table:table-cell>
          <table:table-cell table:style-name="Tabla1.C2" table:number-rows-spanned="2" office:value-type="string">
            <text:p text:style-name="P10">175.000 o 350.000</text:p>
          </table:table-cell>
        </table:table-row>
        <table:table-row>
          <table:table-cell table:style-name="Tabla1.A2" office:value-type="string">
            <text:p text:style-name="P10">Generacional</text:p>
          </table:table-cell>
          <table:table-cell table:style-name="Tabla1.A2" office:value-type="string">
            <text:p text:style-name="P10">5.000 o 10.000</text:p>
          </table:table-cell>
          <table:covered-table-cell/>
        </table:table-row>
      </table:table>
      <text:p text:style-name="P18">Tabla <text:sequence text:ref-name="refTable0" text:name="Table" text:formula="ooow:Table+1" style:num-format="1">1</text:sequence>: Número de iteraciones dados en la presente práctica</text:p>
      <text:p text:style-name="P12">Tal y como puede verse se han dado menos de la mitad de iteraciones si el algoritmo era estacionario y muchísimas menos si era generacional. Aún con todo los tiempo de ejecución han sido de 22 minutos aproximadamente para el estacionario y casi de 2 horas para el generacional.</text:p>
      <text:p text:style-name="P12">Lo he mantenido con estas iteraciones porque los resultados eras suficientemente buenos. Si se pudiese pararelizar el algoritmo en un servidor y incrementar el número de iteraciones probablemente se obtendrían mejores resultados.</text:p>
      <text:h text:style-name="Heading_20_2" text:outline-level="2"><text:bookmark-start text:name="__RefHeading__6099_1889609690"/>Ruby sustituyendo a <text:span text:style-name="T4">Bash</text:span><text:bookmark-end text:name="__RefHeading__6099_1889609690"/></text:h>
      <text:p text:style-name="P13">A diferencia de lo que <text:span text:style-name="T3">ocurrió</text:span> en las anteriores prácticas, <text:span text:style-name="T3">se ha sustituido el script en bash </text:span><text:soft-page-break/><text:span text:style-name="T3">escrito por el profesor por el propio ejecutable de la práctica.</text:span></text:p>
      <text:p text:style-name="P13">Este <text:span text:style-name="T3">ejecutable</text:span> realiza prácticamente los mismo que el <text:span text:style-name="T3">script</text:span> del profesor pero escrito casi enteramente en Ruby. </text:p>
      <text:p text:style-name="P13">Sería como el equivalente a la mezcla de Python y Bash que realizan muchos administradores de sistemas de <text:span text:style-name="T4">L</text:span>inux solo que esta vez se ha reemplazado a Python por Ruby.</text:p>
      <text:h text:style-name="P22" text:outline-level="1"><text:bookmark-start text:name="__RefHeading__331_1441329950"/>Particularidades de los algoritmos utilizados<text:bookmark-end text:name="__RefHeading__331_1441329950"/></text:h>
      <text:h text:style-name="P35" text:outline-level="2"><text:bookmark-start text:name="__RefHeading__333_1441329950"/>La representación de la solución<text:bookmark-end text:name="__RefHeading__333_1441329950"/></text:h>
      <text:p text:style-name="P14">La representación de la solución del problema del PHUB es tal y como se describió en la práctica 1 (de hecho se ha reutilizado todo el código). Esto implica que cada nodo del problema PHUB estaba representado por una clase que indicaba su tipo, su demanda, la reserva y a quién estaba conectado.</text:p>
      <text:p text:style-name="P14">La propia clase comprobaba que no se pudieran conectar dos nodos de la misma clase, es decir, dos concentradores o dos clientes. El control para no conectar más nodos de la cuenta a un concentrador, superando su reserva, pasaba a ser parte de la clase BasicPHUB.</text:p>
      <text:p text:style-name="P14">Toda la implementación posterior para poder construir los algoritmos genéticos evolutivos se ha realizado en la clase PHUB que derivaba directamente de BasicPHUB por lo que se ha reutilizado todo el código ya existente.</text:p>
      <text:h text:style-name="P35" text:outline-level="2"><text:bookmark-start text:name="__RefHeading__335_1441329950"/>Uso intensivo de funciones modulares<text:bookmark-end text:name="__RefHeading__335_1441329950"/></text:h>
      <text:p text:style-name="P14">Existen un montón de funciones complicadas a lo largo de todo el código construido para poder hacer funcionar el algoritmo genético estacionario y el algoritmo genético generacional. Como parece lógico, estas funciones se han construido a partir de funciones más pequeñas que hacen tareas muy concretas. Por ejemplo en un cruce siempre se realizan las siguientes fases:</text:p>
      <text:list xml:id="list5097181715338144742" text:style-name="L2">
        <text:list-item>
          <text:p text:style-name="P27">Comprobación de los vectores de datos de entrada ya que en Ruby un VALUE puede tener cualquier tipo.</text:p>
        </text:list-item>
        <text:list-item>
          <text:p text:style-name="P27">Comprobación del tamaño del vector de entrada, si es cero no tiene sentido realizar un cruce.</text:p>
        </text:list-item>
        <text:list-item>
          <text:p text:style-name="P27">Guardado de las conexiones existentes entre las soluciones que actúan como padres.</text:p>
        </text:list-item>
        <text:list-item>
          <text:p text:style-name="P27"><text:soft-page-break/>Mezcla de los concentradores entre ambas soluciones padres.</text:p>
        </text:list-item>
        <text:list-item>
          <text:p text:style-name="P27">Se restauran las conexiones previamente guardadas si es posible</text:p>
        </text:list-item>
        <text:list-item>
          <text:p text:style-name="P27">Se generan conexiones aleatorias para todos aquellos nodos que estén desconectados.</text:p>
        </text:list-item>
      </text:list>
      <text:p text:style-name="P14">A su vez cada uno de los siguientes apartados puede tener más tareas que realizar, tal es el caso de la mezcla de concentradores que tiene que:</text:p>
      <text:list xml:id="list7709313899714086544" text:style-name="L3">
        <text:list-item>
          <text:p text:style-name="P28">Separar los nodos clientes y concentradores de cada solución</text:p>
        </text:list-item>
        <text:list-item>
          <text:p text:style-name="P28">Comprobar las diferencias existentes entre los concentradores de cada solución, así como los concentradores que se encuentran en ambas.</text:p>
        </text:list-item>
        <text:list-item>
          <text:p text:style-name="P28">Realizar una copia de todos los nodos de cada padre de entrada.</text:p>
        </text:list-item>
        <text:list-item>
          <text:p text:style-name="P28">Desconectar todos los nodos de la solución copiada.</text:p>
        </text:list-item>
        <text:list-item>
          <text:p text:style-name="P28">Pasar todos los nodos a clientes de cada una de las soluciones hijas.</text:p>
        </text:list-item>
        <text:list-item>
          <text:p text:style-name="P28">Pasar a concentradores los nodos que eran iguales en cada una de las soluciones hijas.</text:p>
        </text:list-item>
        <text:list-item>
          <text:p text:style-name="P28">Los concentradores que son diferentes en cada una se intercambian al 50 %, es decir si la solución uno tiene como concentradores diferentes a A, B, C y D y la solución dos tiene a E,F,G y H el hijo de la solución uno pasa a tener los concentradores A, B, G y H y el hijo de la solución dos pasa a C, D, E, F.</text:p>
        </text:list-item>
      </text:list>
      <text:p text:style-name="P14">Por todo ello cada una de estas cosas se ha realizado en un función que hacia su trabajo de la forma más general posible en lugar de tener todo el código junto en una única función que realiza el cruce.</text:p>
      <text:p text:style-name="P14">La ventaja obvia de esta es la rapidez con la que se puede aislar un error concreto que se produzca en tiempo de ejecución así como mayor facilidad de mantenimiento.</text:p>
      <text:h text:style-name="P36" text:outline-level="2"><text:bookmark-start text:name="__RefHeading__337_1441329950"/>El cruce<text:bookmark-end text:name="__RefHeading__337_1441329950"/></text:h>
      <text:p text:style-name="P15">El cruce propuesto en clase es bastante conservador, lo cual no esta nada mal ya que permite tener un algoritmo con menor coste computacional y consigue dar soluciones bastante buenas. El problema se encontraba en que dicho concepto de cruce no era fácilmente implementable con la representación que escogí en la práctica 1.</text:p>
      <text:p text:style-name="P15">Esto me llevo a rediseñar como se llevaría a cabo el cruce entre dos individuos en el problema PHUB. Cuando se quieran cruzar dos soluciones del PHUB se hará un guardado de las <text:soft-page-break/>conexiones previamente establecidas por cada uno de los concentradores existentes en las soluciones padre. Esto se puede almacenar en una tabla de Hash fácilmente.</text:p>
      <text:p text:style-name="P15">Después se comprobaran que nodos concentradores aparecen repetidos en ambas soluciones, estos nodos formaran parte de las soluciones hijas como concentradores directamente.</text:p>
      <text:p text:style-name="P15">Los nodos concentradores diferentes entre las soluciones padres se mezclaran de la siguiente manera:</text:p>
      <text:list xml:id="list590580261377866905" text:style-name="L4">
        <text:list-item>
          <text:p text:style-name="P29">La primera mitad de los nodos concentradores diferentes de la solución padre A se quedara en la solución padre A y la otra mitad pasara a la solución padre B.</text:p>
        </text:list-item>
        <text:list-item>
          <text:p text:style-name="P29">Lo mismo pasa con los nodos concentradores de la solución padre B.</text:p>
        </text:list-item>
      </text:list>
      <text:p text:style-name="P15">En el proceso de mezcla de los concentradores deben de desconectarse todos los nodos. Después se comprueban las conexiones que tenia cada nodo antes de que ocurriese la mezcla. Para ello se comprueban todos los nodos clientes, si un cliente C estaba conectado a un concentrador D y dicho nodo D sigue actuando como concentrador en la solución hija se vuelve a unir la conexión.</text:p>
      <text:p text:style-name="P15">Una vez procesados todos los nodos se quedaran algunas soluciones sin conectarse, por ello se pasa otra vez sobre cada nodo y si es cliente y esta desconectado se le busca un concentrador al cual conectarse de forma aleatoria.</text:p>
      <text:h text:style-name="P36" text:outline-level="2"><text:bookmark-start text:name="__RefHeading__339_1441329950"/>La mutación<text:bookmark-end text:name="__RefHeading__339_1441329950"/></text:h>
      <text:p text:style-name="P15">Para el proceso de mutación se seleccionan todos los concentradores de la solución y se pasan a clientes cada uno de ellos con probabilidad 0,5. Se hace además un recuento del número de nodos transformados y se seleccionan al azar tantos nodos clientes como concentradores transformados para convertirlos a concentradores.</text:p>
      <text:p text:style-name="P15">Se hace un proceso de reconexión aleatoria de los nodos que se desconectaron.</text:p>
      <text:h text:style-name="P37" text:outline-level="2"><text:bookmark-start text:name="__RefHeading__341_1441329950"/>La selección por torneo<text:bookmark-end text:name="__RefHeading__341_1441329950"/></text:h>
      <text:p text:style-name="P16">La selección por torneo de varios individuos no permite que se seleccione varias veces al mismo individuo. Existe una variante llamada torneo injusto que si permite que esto ocurra para ciertos casos especiales.</text:p>
      <text:h text:style-name="P37" text:outline-level="2"><text:bookmark-start text:name="__RefHeading__343_1441329950"/><text:soft-page-break/>El proceso de reemplazo en el algoritmo genético generacional<text:bookmark-end text:name="__RefHeading__343_1441329950"/></text:h>
      <text:p text:style-name="P16">En el algoritmo generacional se tiene que en cada iteración se puede generar para una población de tamaño n un total de 1,8n+0,15n individuos hijos. Esto hace que se consigan 1,95n hijos lo cual es casi el doble de hijos que de padres. La selección de los individuos que pasaran a la siguiente generación se cambio de una selección por los mejores individuos a una selección por torneo sin posibilidad de repetición por que daba mejores resultados en las pruebas.</text:p>
      <text:h text:style-name="P23" text:outline-level="1"><text:bookmark-start text:name="__RefHeading__345_1441329950"/>Resultados obtenidos<text:bookmark-end text:name="__RefHeading__345_1441329950"/></text:h>
      <text:p text:style-name="P17">En términos generales se puede deducir que existe una desviación de +18,61 con respecto al mejor individuo general en el algoritmo generacional y de -6,79 de media con respecto al estacionario.</text:p>
      <text:p text:style-name="P17">El tiempo empleado para obtener los resultados es de 30 minutos para el estacionario de media si la instancia era de 50 nodos y de 1 hora <text:s/>40 minutos si el algoritmo era generacional.</text:p>
      <text:p text:style-name="P17">No acompaño de <text:span text:style-name="T6">gráficas</text:span> ni nada por el estilo por que daba la casualidad de que todos andaban con esas medidas, con muy poca variación (<text:span text:style-name="T6">compruébelo</text:span> usted mismo con el script).</text:p>
      <text:p text:style-name="P17">En general se han obtenido muy buenos resultados por tanto ya que se han acercado mucho al mejor valor que se podía esperar o incluso se ha llegado a superarlo.</text:p>
      <text:p text:style-name="P17">El principal problema ha venido con el tiempo necesario para ejecutar el algoritmo, que ha sido muy elevado llegando incluso a ser de 2 horas por instancia.</text:p>
      <text:h text:style-name="P24" text:outline-level="1"><text:bookmark-start text:name="__RefHeading__347_1441329950"/>Conclusiones<text:bookmark-end text:name="__RefHeading__347_1441329950"/></text:h>
      <text:p text:style-name="P31">Tanto el algoritmo genético estacionario como el generacional han dado muy buenos resultados en comparación con los algoritmos probabilistas vistos en la práctica 1. También es verdad que el tiempo de ejecución de estos algoritmos es muy superior.</text:p>
      <text:p text:style-name="P31">Tanto el algoritmo genético estacionario como el generacional se han acercado lo suficiente ha la mejor solución conocida, y teniendo en cuenta que el estacionario consume mucho menos tiempo computacional trataría de darle más iteraciones con el fin de comprobar si puede obtener mejores soluciones aún.</text:p>
      <text:p text:style-name="P31"><text:soft-page-break/>Con todo la eficiencia (vista como la mejor solución que es capaz de encontrar un algoritmo) y el tiempo computacional de cada uno de los algoritmos variara en función de la implementación que se realice (por ejemplo mi implementación es mucho más lenta que la que se ha llevado en clase) y del lenguaje utilizado (probablemente Ruby no sea el lenguaje más adecuado para hacer algoritmos genéticos o evolutivos). </text:p>
      <text:p text:style-name="P32">Siento no haber tenido el tiempo suficiente como para poder ofrecer más resultados de dichos algoritmos que ayudasen a demostrar que es capaz de acercarse mucho a la solución 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RW Chancery L" svg:font-family="'URW Chancery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style:text-properties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RW Chancery L" fo:font-size="14pt" fo:font-weight="bold" officeooo:rsid="000b488a" officeooo:paragraph-rsid="000b488a" style:font-size-asian="12.25pt" style:font-weight-asian="bold" style:font-size-complex="14pt" style:font-weight-complex="bold"/>
    </style:style>
    <style:style style:name="MT1" style:family="text">
      <style:text-properties officeooo:rsid="0018ef99"/>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7</text:page-number> de <text:span text:style-name="MT1">7</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dro José Piquero Plaza</meta:initial-creator>
    <meta:creation-date>2014-05-03T18:24:03.430376541</meta:creation-date>
    <dc:date>2014-05-04T22:51:56.965649535</dc:date>
    <dc:creator>Pedro José Piquero Plaza</dc:creator>
    <meta:editing-duration>PT1H29M</meta:editing-duration>
    <meta:editing-cycles>18</meta:editing-cycles>
    <meta:generator>LibreOffice/4.2.3.3$Linux_X86_64 LibreOffice_project/420m0$Build-3</meta:generator>
    <meta:document-statistic meta:table-count="1" meta:image-count="0" meta:object-count="0" meta:page-count="11" meta:paragraph-count="113" meta:word-count="2123" meta:character-count="12804" meta:non-whitespace-character-count="10790"/>
  </office:meta>
</office:document-meta>
</file>